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c82" officeooo:paragraph-rsid="00029fd3"/>
    </style:style>
    <style:style style:name="P2" style:family="paragraph" style:parent-style-name="Standard">
      <style:text-properties officeooo:rsid="00029fd3" officeooo:paragraph-rsid="00029fd3"/>
    </style:style>
    <style:style style:name="P3" style:family="paragraph" style:parent-style-name="Standard">
      <style:paragraph-properties fo:text-align="justify" style:justify-single-word="false"/>
      <style:text-properties officeooo:rsid="00029fd3" officeooo:paragraph-rsid="00029fd3"/>
    </style:style>
    <style:style style:name="P4" style:family="paragraph" style:parent-style-name="Standard">
      <style:paragraph-properties fo:text-align="justify" style:justify-single-word="false"/>
      <style:text-properties officeooo:rsid="00043b66" officeooo:paragraph-rsid="00043b66"/>
    </style:style>
    <style:style style:name="P5" style:family="paragraph" style:parent-style-name="Standard">
      <style:paragraph-properties fo:text-align="justify" style:justify-single-word="false"/>
      <style:text-properties officeooo:rsid="0006ed2a" officeooo:paragraph-rsid="0006ed2a"/>
    </style:style>
    <style:style style:name="T1" style:family="text">
      <style:text-properties fo:language="es" fo:country="MX"/>
    </style:style>
    <style:style style:name="T2" style:family="text">
      <style:text-properties officeooo:rsid="0002e4f3"/>
    </style:style>
    <style:style style:name="T3" style:family="text">
      <style:text-properties officeooo:rsid="000504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 Por <text:span text:style-name="T1">qué</text:span> Vida Life? <text:s text:c="3"/>Quiero <text:s text:c="5"/>Eventos <text:s text:c="6"/>Descargas <text:s text:c="5"/>Contacto <text:s text:c="5"/>Donaciones</text:p>
      <text:p text:style-name="P1"/>
      <text:p text:style-name="P1">PLANEA UNA VISITA</text:p>
      <text:p text:style-name="P1"/>
      <text:p text:style-name="P1"/>
      <text:p text:style-name="P2">PARTICIPA CON LAS MISIONES</text:p>
      <text:p text:style-name="P2"/>
      <text:p text:style-name="P3">Nosotros creemos que el trabajo en las misiones es el llamado de Dios a <text:span text:style-name="T2">todos los Cristianos. Cancun es un destino turistico mundial y aún así hay muchas personas viviendo en condiciones de pobreza. Las areas en las que nosotros servimos, estan llenas de personas con problemas de alcohol y niños abandonados.</text:span></text:p>
      <text:p text:style-name="P3"/>
      <text:p text:style-name="P4">Nosotros luchamos para hacerles saber a estos niños y familias que Dios los ama y que hay personas que son generosas con su amor, tiempo y recursos.</text:p>
      <text:p text:style-name="P4"/>
      <text:p text:style-name="P4">Experiementar el regocijo de compartir con los mas necesitados es una experiencia que <text:span text:style-name="T3">te puede cambiar la vida. Te exhortamos a escuchar los testimonios de las personas que son parte de nuestras obras misioneras y como han sido impactados por este trabajo.</text:span></text:p>
      <text:p text:style-name="P4"/>
      <text:p text:style-name="P5">Estamos listos para responder a tus preguntas y ayudarte a organizar tu viaje mision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0:09:55.975000000</meta:creation-date>
    <dc:date>2016-06-04T20:48:17.540000000</dc:date>
    <meta:editing-duration>PT7M50S</meta:editing-duration>
    <meta:editing-cycles>3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7" meta:word-count="152" meta:character-count="933" meta:non-whitespace-character-count="764"/>
  </office:meta>
</office:document-meta>
</file>